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 display="block">
  <semantics>
    <mrow>
      <mi>P</mi>
      <mrow>
        <mo fence="true" stretchy="false">(</mo>
        <mrow>
          <mi>x</mi>
        </mrow>
        <mo fence="true" stretchy="false">)</mo>
      </mrow>
      <mrow>
        <mspace width="2em"/>
        <mo stretchy="false">=</mo>
        <mspace width="2em"/>
      </mrow>
      <mfrac>
        <mn>1</mn>
        <mrow>
          <msqrt>
            <mrow>
              <mn>2</mn>
              <mi mathvariant="normal">π</mi>
            </mrow>
          </msqrt>
          <mspace width="0.5em"/>
          <msub>
            <mi mathvariant="normal">σ</mi>
            <mi>x</mi>
          </msub>
        </mrow>
      </mfrac>
      <mrow>
        <mspace width="2em"/>
        <mo stretchy="false">⋅</mo>
        <mspace width="2em"/>
      </mrow>
      <msup>
        <mtext>e</mtext>
        <mrow>
          <mrow>
            <mo stretchy="false">−</mo>
            <mspace width="0.5em"/>
          </mrow>
          <mfrac>
            <msup>
              <mrow>
                <mo fence="true" stretchy="false">(</mo>
                <mrow>
                  <mrow>
                    <mi>x</mi>
                    <mrow>
                      <mspace width="0.5em"/>
                      <mo stretchy="false">−</mo>
                      <mspace width="0.5em"/>
                    </mrow>
                    <mrow>
                      <mo fence="true" stretchy="false">⟨</mo>
                      <mrow>
                        <mi>x</mi>
                      </mrow>
                      <mo fence="true" stretchy="false">⟩</mo>
                    </mrow>
                  </mrow>
                </mrow>
                <mo fence="true" stretchy="false">)</mo>
              </mrow>
              <mn>2</mn>
            </msup>
            <mrow>
              <mn>2</mn>
              <mspace width="0.5em"/>
              <msubsup>
                <mi mathvariant="normal">σ</mi>
                <mi>x</mi>
                <mn>2</mn>
              </msubsup>
            </mrow>
          </mfrac>
        </mrow>
      </msup>
    </mrow>
    <annotation encoding="StarMath 5.0">P ( x ) ~=~ 
1 over 
 {sqrt{2 %pi} ` %isigma _x} 

~cdot~ 

"e" ^ 
{ 
 - ` {( x `-` langle x rangle ) ^2} over 
 {2 ` %isigma _x ^2} 
}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20T14:47:36.597000000</meta:creation-date>
    <meta:generator>LibreOffice/4.3.4.1$Windows_x86 LibreOffice_project/bc356b2f991740509f321d70e4512a6a54c5f243</meta:generator>
    <dc:date>2014-12-20T15:05:06.194000000</dc:date>
    <meta:editing-duration>PT15S</meta:editing-duration>
    <meta:editing-cycles>1</meta:editing-cycles>
  </office:meta>
</office:document-meta>
</file>